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4800000043587EA868.png" manifest:media-type="image/png"/>
  <manifest:file-entry manifest:full-path="Pictures/10000201000000430000003B077633D3.png" manifest:media-type="image/png"/>
  <manifest:file-entry manifest:full-path="Pictures/100002010000004800000040B5D41B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1cm"/>
    </style:style>
    <style:style style:name="ro1" style:family="table-row">
      <style:table-row-properties style:row-height="0.99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ff66" style:text-align-source="fix" style:repeat-content="false" fo:border="1.5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2" draw:style-name="gr1" draw:text-style-name="P1" svg:width="1.014cm" svg:height="0.902cm" svg:x="0cm" svg:y="0.997cm">
            <draw:image xlink:href="Pictures/100002010000004800000040B5D41BA0.png" xlink:type="simple" xlink:show="embed" xlink:actuate="onLoad">
              <text:p/>
            </draw:image>
          </draw:frame>
          <draw:frame draw:z-index="1" draw:name="Image 2" draw:style-name="gr1" draw:text-style-name="P1" svg:width="1.014cm" svg:height="0.902cm" svg:x="1.011cm" svg:y="0.997cm">
            <draw:image xlink:href="Pictures/100002010000004800000040B5D41BA0.png" xlink:type="simple" xlink:show="embed" xlink:actuate="onLoad">
              <text:p/>
            </draw:image>
          </draw:frame>
          <draw:frame draw:z-index="2" draw:name="Image 2" draw:style-name="gr1" draw:text-style-name="P1" svg:width="1.014cm" svg:height="0.902cm" svg:x="2.021cm" svg:y="0.997cm">
            <draw:image xlink:href="Pictures/100002010000004800000040B5D41BA0.png" xlink:type="simple" xlink:show="embed" xlink:actuate="onLoad">
              <text:p/>
            </draw:image>
          </draw:frame>
          <draw:frame draw:z-index="3" draw:name="Image 2" draw:style-name="gr1" draw:text-style-name="P1" svg:width="1.014cm" svg:height="0.902cm" svg:x="3.032cm" svg:y="0.997cm">
            <draw:image xlink:href="Pictures/100002010000004800000040B5D41BA0.png" xlink:type="simple" xlink:show="embed" xlink:actuate="onLoad">
              <text:p/>
            </draw:image>
          </draw:frame>
          <draw:frame draw:z-index="4" draw:name="Image 2" draw:style-name="gr1" draw:text-style-name="P1" svg:width="1.014cm" svg:height="0.902cm" svg:x="4.043cm" svg:y="0.997cm">
            <draw:image xlink:href="Pictures/100002010000004800000040B5D41BA0.png" xlink:type="simple" xlink:show="embed" xlink:actuate="onLoad">
              <text:p/>
            </draw:image>
          </draw:frame>
          <draw:frame draw:z-index="5" draw:name="Image 2" draw:style-name="gr1" draw:text-style-name="P1" svg:width="1.014cm" svg:height="0.902cm" svg:x="5.053cm" svg:y="0.997cm">
            <draw:image xlink:href="Pictures/100002010000004800000040B5D41BA0.png" xlink:type="simple" xlink:show="embed" xlink:actuate="onLoad">
              <text:p/>
            </draw:image>
          </draw:frame>
          <draw:frame draw:z-index="6" draw:name="Image 1" draw:style-name="gr1" draw:text-style-name="P1" svg:width="1.005cm" svg:height="0.885cm" svg:x="2.022cm" svg:y="1.994cm">
            <draw:image xlink:href="Pictures/10000201000000430000003B077633D3.png" xlink:type="simple" xlink:show="embed" xlink:actuate="onLoad">
              <text:p/>
            </draw:image>
          </draw:frame>
          <draw:frame draw:z-index="7" draw:name="Image 1" draw:style-name="gr1" draw:text-style-name="P1" svg:width="1.005cm" svg:height="0.885cm" svg:x="1.012cm" svg:y="2.991cm">
            <draw:image xlink:href="Pictures/10000201000000430000003B077633D3.png" xlink:type="simple" xlink:show="embed" xlink:actuate="onLoad">
              <text:p/>
            </draw:image>
          </draw:frame>
          <draw:frame draw:z-index="8" draw:name="Image 1" draw:style-name="gr1" draw:text-style-name="P1" svg:width="1.005cm" svg:height="0.885cm" svg:x="2.022cm" svg:y="2.991cm">
            <draw:image xlink:href="Pictures/10000201000000430000003B077633D3.png" xlink:type="simple" xlink:show="embed" xlink:actuate="onLoad">
              <text:p/>
            </draw:image>
          </draw:frame>
          <draw:frame draw:z-index="9" draw:name="Image 1" draw:style-name="gr1" draw:text-style-name="P1" svg:width="1.005cm" svg:height="0.885cm" svg:x="3.033cm" svg:y="2.991cm">
            <draw:image xlink:href="Pictures/10000201000000430000003B077633D3.png" xlink:type="simple" xlink:show="embed" xlink:actuate="onLoad">
              <text:p/>
            </draw:image>
          </draw:frame>
          <draw:frame draw:z-index="10" draw:name="Image 1" draw:style-name="gr1" draw:text-style-name="P1" svg:width="1.005cm" svg:height="0.885cm" svg:x="4.044cm" svg:y="2.991cm">
            <draw:image xlink:href="Pictures/10000201000000430000003B077633D3.png" xlink:type="simple" xlink:show="embed" xlink:actuate="onLoad">
              <text:p/>
            </draw:image>
          </draw:frame>
          <draw:frame draw:z-index="11" draw:name="Image 1" draw:style-name="gr1" draw:text-style-name="P1" svg:width="1.005cm" svg:height="0.885cm" svg:x="1.012cm" svg:y="3.987cm">
            <draw:image xlink:href="Pictures/10000201000000430000003B077633D3.png" xlink:type="simple" xlink:show="embed" xlink:actuate="onLoad">
              <text:p/>
            </draw:image>
          </draw:frame>
          <draw:frame draw:z-index="12" draw:name="Image 1" draw:style-name="gr1" draw:text-style-name="P1" svg:width="1.005cm" svg:height="0.885cm" svg:x="1.012cm" svg:y="4.984cm">
            <draw:image xlink:href="Pictures/10000201000000430000003B077633D3.png" xlink:type="simple" xlink:show="embed" xlink:actuate="onLoad">
              <text:p/>
            </draw:image>
          </draw:frame>
          <draw:frame draw:z-index="13" draw:name="Image 1" draw:style-name="gr1" draw:text-style-name="P1" svg:width="1.005cm" svg:height="0.885cm" svg:x="1.012cm" svg:y="5.981cm">
            <draw:image xlink:href="Pictures/10000201000000430000003B077633D3.png" xlink:type="simple" xlink:show="embed" xlink:actuate="onLoad">
              <text:p/>
            </draw:image>
          </draw:frame>
          <draw:frame draw:z-index="14" draw:name="Image 1" draw:style-name="gr1" draw:text-style-name="P1" svg:width="1.005cm" svg:height="0.885cm" svg:x="2.022cm" svg:y="5.981cm">
            <draw:image xlink:href="Pictures/10000201000000430000003B077633D3.png" xlink:type="simple" xlink:show="embed" xlink:actuate="onLoad">
              <text:p/>
            </draw:image>
          </draw:frame>
          <draw:frame draw:z-index="15" draw:name="Image 1" draw:style-name="gr1" draw:text-style-name="P1" svg:width="1.005cm" svg:height="0.885cm" svg:x="3.033cm" svg:y="5.981cm">
            <draw:image xlink:href="Pictures/10000201000000430000003B077633D3.png" xlink:type="simple" xlink:show="embed" xlink:actuate="onLoad">
              <text:p/>
            </draw:image>
          </draw:frame>
          <draw:frame draw:z-index="16" draw:name="Image 1" draw:style-name="gr1" draw:text-style-name="P1" svg:width="1.005cm" svg:height="0.885cm" svg:x="4.044cm" svg:y="5.981cm">
            <draw:image xlink:href="Pictures/10000201000000430000003B077633D3.png" xlink:type="simple" xlink:show="embed" xlink:actuate="onLoad">
              <text:p/>
            </draw:image>
          </draw:frame>
          <draw:frame draw:z-index="17" draw:name="Image 1" draw:style-name="gr1" draw:text-style-name="P1" svg:width="1.005cm" svg:height="0.885cm" svg:x="4.044cm" svg:y="4.984cm">
            <draw:image xlink:href="Pictures/10000201000000430000003B077633D3.png" xlink:type="simple" xlink:show="embed" xlink:actuate="onLoad">
              <text:p/>
            </draw:image>
          </draw:frame>
          <draw:frame draw:z-index="18" draw:name="Image 1" draw:style-name="gr1" draw:text-style-name="P1" svg:width="1.005cm" svg:height="0.885cm" svg:x="3.033cm" svg:y="4.984cm">
            <draw:image xlink:href="Pictures/10000201000000430000003B077633D3.png" xlink:type="simple" xlink:show="embed" xlink:actuate="onLoad">
              <text:p/>
            </draw:image>
          </draw:frame>
          <draw:frame draw:z-index="19" draw:name="Image 1" draw:style-name="gr1" draw:text-style-name="P1" svg:width="1.005cm" svg:height="0.885cm" svg:x="4.044cm" svg:y="3.987cm">
            <draw:image xlink:href="Pictures/10000201000000430000003B077633D3.png" xlink:type="simple" xlink:show="embed" xlink:actuate="onLoad">
              <text:p/>
            </draw:image>
          </draw:frame>
          <draw:frame draw:z-index="20" draw:name="Image 3" draw:style-name="gr1" draw:text-style-name="P1" svg:width="1cm" svg:height="0.93cm" svg:x="0cm" svg:y="1.893cm">
            <draw:image xlink:href="Pictures/100002010000004800000043587EA868.png" xlink:type="simple" xlink:show="embed" xlink:actuate="onLoad">
              <text:p/>
            </draw:image>
          </draw:frame>
          <draw:frame draw:z-index="21" draw:name="Image 3" draw:style-name="gr1" draw:text-style-name="P1" svg:width="1.032cm" svg:height="0.96cm" svg:x="3.032cm" svg:y="1.893cm">
            <draw:image xlink:href="Pictures/100002010000004800000043587EA868.png" xlink:type="simple" xlink:show="embed" xlink:actuate="onLoad">
              <text:p/>
            </draw:image>
          </draw:frame>
          <draw:frame draw:z-index="22" draw:name="Image 3" draw:style-name="gr1" draw:text-style-name="P1" svg:width="1.032cm" svg:height="0.96cm" svg:x="4.043cm" svg:y="1.893cm">
            <draw:image xlink:href="Pictures/100002010000004800000043587EA868.png" xlink:type="simple" xlink:show="embed" xlink:actuate="onLoad">
              <text:p/>
            </draw:image>
          </draw:frame>
          <draw:frame draw:z-index="23" draw:name="Image 3" draw:style-name="gr1" draw:text-style-name="P1" svg:width="1.032cm" svg:height="0.96cm" svg:x="5.053cm" svg:y="1.893cm">
            <draw:image xlink:href="Pictures/100002010000004800000043587EA868.png" xlink:type="simple" xlink:show="embed" xlink:actuate="onLoad">
              <text:p/>
            </draw:image>
          </draw:frame>
          <draw:frame draw:z-index="24" draw:name="Image 3" draw:style-name="gr1" draw:text-style-name="P1" svg:width="1.032cm" svg:height="0.96cm" svg:x="5.053cm" svg:y="2.89cm">
            <draw:image xlink:href="Pictures/100002010000004800000043587EA868.png" xlink:type="simple" xlink:show="embed" xlink:actuate="onLoad">
              <text:p/>
            </draw:image>
          </draw:frame>
          <draw:frame draw:z-index="25" draw:name="Image 3" draw:style-name="gr1" draw:text-style-name="P1" svg:width="1.032cm" svg:height="0.96cm" svg:x="5.053cm" svg:y="3.886cm">
            <draw:image xlink:href="Pictures/100002010000004800000043587EA868.png" xlink:type="simple" xlink:show="embed" xlink:actuate="onLoad">
              <text:p/>
            </draw:image>
          </draw:frame>
          <draw:frame draw:z-index="26" draw:name="Image 3" draw:style-name="gr1" draw:text-style-name="P1" svg:width="1.032cm" svg:height="0.96cm" svg:x="3.032cm" svg:y="3.886cm">
            <draw:image xlink:href="Pictures/100002010000004800000043587EA868.png" xlink:type="simple" xlink:show="embed" xlink:actuate="onLoad">
              <text:p/>
            </draw:image>
          </draw:frame>
          <draw:frame draw:z-index="27" draw:name="Image 3" draw:style-name="gr1" draw:text-style-name="P1" svg:width="1.032cm" svg:height="0.96cm" svg:x="2.021cm" svg:y="3.886cm">
            <draw:image xlink:href="Pictures/100002010000004800000043587EA868.png" xlink:type="simple" xlink:show="embed" xlink:actuate="onLoad">
              <text:p/>
            </draw:image>
          </draw:frame>
          <draw:frame draw:z-index="28" draw:name="Image 3" draw:style-name="gr1" draw:text-style-name="P1" svg:width="1.032cm" svg:height="0.96cm" svg:x="2.021cm" svg:y="4.883cm">
            <draw:image xlink:href="Pictures/100002010000004800000043587EA868.png" xlink:type="simple" xlink:show="embed" xlink:actuate="onLoad">
              <text:p/>
            </draw:image>
          </draw:frame>
          <draw:frame draw:z-index="29" draw:name="Image 3" draw:style-name="gr1" draw:text-style-name="P1" svg:width="1.032cm" svg:height="0.96cm" svg:x="0cm" svg:y="2.89cm">
            <draw:image xlink:href="Pictures/100002010000004800000043587EA868.png" xlink:type="simple" xlink:show="embed" xlink:actuate="onLoad">
              <text:p/>
            </draw:image>
          </draw:frame>
          <draw:frame draw:z-index="30" draw:name="Image 3" draw:style-name="gr1" draw:text-style-name="P1" svg:width="1.032cm" svg:height="0.96cm" svg:x="0cm" svg:y="3.886cm">
            <draw:image xlink:href="Pictures/100002010000004800000043587EA868.png" xlink:type="simple" xlink:show="embed" xlink:actuate="onLoad">
              <text:p/>
            </draw:image>
          </draw:frame>
          <draw:frame draw:z-index="31" draw:name="Image 3" draw:style-name="gr1" draw:text-style-name="P1" svg:width="1.032cm" svg:height="0.96cm" svg:x="0cm" svg:y="4.883cm">
            <draw:image xlink:href="Pictures/100002010000004800000043587EA868.png" xlink:type="simple" xlink:show="embed" xlink:actuate="onLoad">
              <text:p/>
            </draw:image>
          </draw:frame>
          <draw:frame draw:z-index="32" draw:name="Image 3" draw:style-name="gr1" draw:text-style-name="P1" svg:width="1.032cm" svg:height="0.96cm" svg:x="0cm" svg:y="5.88cm">
            <draw:image xlink:href="Pictures/100002010000004800000043587EA868.png" xlink:type="simple" xlink:show="embed" xlink:actuate="onLoad">
              <text:p/>
            </draw:image>
          </draw:frame>
          <draw:frame draw:z-index="33" draw:name="Image 3" draw:style-name="gr1" draw:text-style-name="P1" svg:width="1.032cm" svg:height="0.96cm" svg:x="0cm" svg:y="6.876cm">
            <draw:image xlink:href="Pictures/100002010000004800000043587EA868.png" xlink:type="simple" xlink:show="embed" xlink:actuate="onLoad">
              <text:p/>
            </draw:image>
          </draw:frame>
          <draw:frame draw:z-index="34" draw:name="Image 3" draw:style-name="gr1" draw:text-style-name="P1" svg:width="1.032cm" svg:height="0.96cm" svg:x="1.011cm" svg:y="6.876cm">
            <draw:image xlink:href="Pictures/100002010000004800000043587EA868.png" xlink:type="simple" xlink:show="embed" xlink:actuate="onLoad">
              <text:p/>
            </draw:image>
          </draw:frame>
          <draw:frame draw:z-index="35" draw:name="Image 3" draw:style-name="gr1" draw:text-style-name="P1" svg:width="1.032cm" svg:height="0.96cm" svg:x="2.021cm" svg:y="6.876cm">
            <draw:image xlink:href="Pictures/100002010000004800000043587EA868.png" xlink:type="simple" xlink:show="embed" xlink:actuate="onLoad">
              <text:p/>
            </draw:image>
          </draw:frame>
          <draw:frame draw:z-index="36" draw:name="Image 3" draw:style-name="gr1" draw:text-style-name="P1" svg:width="1.032cm" svg:height="0.96cm" svg:x="3.032cm" svg:y="6.876cm">
            <draw:image xlink:href="Pictures/100002010000004800000043587EA868.png" xlink:type="simple" xlink:show="embed" xlink:actuate="onLoad">
              <text:p/>
            </draw:image>
          </draw:frame>
          <draw:frame draw:z-index="37" draw:name="Image 3" draw:style-name="gr1" draw:text-style-name="P1" svg:width="1.032cm" svg:height="0.96cm" svg:x="4.043cm" svg:y="6.876cm">
            <draw:image xlink:href="Pictures/100002010000004800000043587EA868.png" xlink:type="simple" xlink:show="embed" xlink:actuate="onLoad">
              <text:p/>
            </draw:image>
          </draw:frame>
          <draw:frame draw:z-index="38" draw:name="Image 3" draw:style-name="gr1" draw:text-style-name="P1" svg:width="1.032cm" svg:height="0.96cm" svg:x="5.053cm" svg:y="6.876cm">
            <draw:image xlink:href="Pictures/100002010000004800000043587EA868.png" xlink:type="simple" xlink:show="embed" xlink:actuate="onLoad">
              <text:p/>
            </draw:image>
          </draw:frame>
          <draw:frame draw:z-index="39" draw:name="Image 3" draw:style-name="gr1" draw:text-style-name="P1" svg:width="1.032cm" svg:height="0.96cm" svg:x="5.053cm" svg:y="5.88cm">
            <draw:image xlink:href="Pictures/100002010000004800000043587EA868.png" xlink:type="simple" xlink:show="embed" xlink:actuate="onLoad">
              <text:p/>
            </draw:image>
          </draw:frame>
          <draw:frame draw:z-index="40" draw:name="Image 3" draw:style-name="gr1" draw:text-style-name="P1" svg:width="1.032cm" svg:height="0.96cm" svg:x="5.053cm" svg:y="4.883cm">
            <draw:image xlink:href="Pictures/100002010000004800000043587EA868.png" xlink:type="simple" xlink:show="embed" xlink:actuate="onLoad">
              <text:p/>
            </draw:image>
          </draw:frame>
        </table:shapes>
        <table:table-column table:style-name="co1" table:number-columns-repeated="1012" table:default-cell-style-name="ce1"/>
        <table:table-column table:style-name="co1" table:number-columns-repeated="1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table:number-columns-repeated="6"/>
          <table:table-cell table:number-columns-repeated="3"/>
          <table:table-cell table:style-name="ce2" table:number-columns-repeated="6"/>
          <table:table-cell table:number-columns-repeated="3"/>
          <table:table-cell table:style-name="ce2" table:number-columns-repeated="6"/>
          <table:table-cell table:number-columns-repeated="3"/>
          <table:table-cell table:style-name="ce2" table:number-columns-repeated="6"/>
          <table:table-cell table:number-columns-repeated="991"/>
        </table:table-row>
        <table:table-row table:style-name="ro1">
          <table:table-cell table:style-name="ce3" table:number-columns-repeated="2"/>
          <table:table-cell table:style-name="ce4"/>
          <table:table-cell table:style-name="ce3" table:number-columns-repeated="3"/>
          <table:table-cell table:number-columns-repeated="3"/>
          <table:table-cell table:style-name="ce3" table:number-columns-repeated="2"/>
          <table:table-cell table:style-name="ce5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3"/>
          <table:table-cell table:style-name="ce3" table:number-columns-repeated="2"/>
          <table:table-cell table:style-name="ce4"/>
          <table:table-cell table:style-name="ce3" table:number-columns-repeated="3"/>
          <table:table-cell table:number-columns-repeated="3"/>
          <table:table-cell table:style-name="ce3" table:number-columns-repeated="2"/>
          <table:table-cell table:style-name="ce4"/>
          <table:table-cell table:style-name="ce3" table:number-columns-repeated="3"/>
          <table:table-cell table:number-columns-repeated="991"/>
        </table:table-row>
        <table:table-row table:style-name="ro1">
          <table:table-cell table:style-name="ce3"/>
          <table:table-cell table:style-name="ce4" table:number-columns-repeated="4"/>
          <table:table-cell table:style-name="ce3"/>
          <table:table-cell table:number-columns-repeated="3"/>
          <table:table-cell table:style-name="ce3"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3"/>
          <table:table-cell table:number-columns-repeated="3"/>
          <table:table-cell table:style-name="ce3"/>
          <table:table-cell table:style-name="ce4" table:number-columns-repeated="4"/>
          <table:table-cell table:style-name="ce3"/>
          <table:table-cell table:number-columns-repeated="3"/>
          <table:table-cell table:style-name="ce3"/>
          <table:table-cell table:style-name="ce4" table:number-columns-repeated="4"/>
          <table:table-cell table:style-name="ce3"/>
          <table:table-cell table:number-columns-repeated="991"/>
        </table:table-row>
        <table:table-row table:style-name="ro1">
          <table:table-cell table:style-name="ce3"/>
          <table:table-cell table:style-name="ce4"/>
          <table:table-cell table:style-name="ce3" table:number-columns-repeated="2"/>
          <table:table-cell table:style-name="ce4"/>
          <table:table-cell table:style-name="ce3"/>
          <table:table-cell table:number-columns-repeated="3"/>
          <table:table-cell table:style-name="ce3"/>
          <table:table-cell table:style-name="ce5" office:value-type="float" office:value="4" calcext:value-type="float">
            <text:p>4</text:p>
          </table:table-cell>
          <table:table-cell table:style-name="ce3" table:number-columns-repeated="2"/>
          <table:table-cell table:style-name="ce5" office:value-type="float" office:value="5" calcext:value-type="float">
            <text:p>5</text:p>
          </table:table-cell>
          <table:table-cell table:style-name="ce3"/>
          <table:table-cell table:number-columns-repeated="3"/>
          <table:table-cell table:style-name="ce3"/>
          <table:table-cell table:style-name="ce4"/>
          <table:table-cell table:style-name="ce3" table:number-columns-repeated="2"/>
          <table:table-cell table:style-name="ce4"/>
          <table:table-cell table:style-name="ce3"/>
          <table:table-cell table:number-columns-repeated="3"/>
          <table:table-cell table:style-name="ce3"/>
          <table:table-cell table:style-name="ce4"/>
          <table:table-cell table:style-name="ce3" table:number-columns-repeated="2"/>
          <table:table-cell table:style-name="ce4"/>
          <table:table-cell table:style-name="ce3"/>
          <table:table-cell table:number-columns-repeated="991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number-columns-repeated="3"/>
          <table:table-cell table:style-name="ce3"/>
          <table:table-cell table:style-name="ce5" office:value-type="float" office:value="5" calcext:value-type="float">
            <text:p>5</text:p>
          </table:table-cell>
          <table:table-cell table:style-name="ce3"/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3"/>
          <table:table-cell table:number-columns-repeated="3"/>
          <table:table-cell table:style-name="ce3"/>
          <table:table-cell table:style-name="ce4"/>
          <table:table-cell table:style-name="ce3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3"/>
          <table:table-cell table:number-columns-repeated="3"/>
          <table:table-cell table:style-name="ce3"/>
          <table:table-cell table:style-name="ce4"/>
          <table:table-cell table:style-name="ce3"/>
          <table:table-cell table:style-name="ce4" office:value-type="string" calcext:value-type="string">
            <text:p>A</text:p>
          </table:table-cell>
          <table:table-cell table:style-name="ce4"/>
          <table:table-cell table:style-name="ce3"/>
          <table:table-cell table:number-columns-repeated="991"/>
        </table:table-row>
        <table:table-row table:style-name="ro1">
          <table:table-cell table:style-name="ce3"/>
          <table:table-cell table:style-name="ce4" table:number-columns-repeated="4"/>
          <table:table-cell table:style-name="ce3"/>
          <table:table-cell table:number-columns-repeated="3"/>
          <table:table-cell table:style-name="ce3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3"/>
          <table:table-cell table:number-columns-repeated="3"/>
          <table:table-cell table:style-name="ce3"/>
          <table:table-cell table:style-name="ce4" table:number-columns-repeated="2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3"/>
          <table:table-cell table:number-columns-repeated="3"/>
          <table:table-cell table:style-name="ce3"/>
          <table:table-cell table:style-name="ce4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3"/>
          <table:table-cell table:number-columns-repeated="991"/>
        </table:table-row>
        <table:table-row table:style-name="ro1">
          <table:table-cell table:style-name="ce3" table:number-columns-repeated="6"/>
          <table:table-cell table:number-columns-repeated="3"/>
          <table:table-cell table:style-name="ce3" table:number-columns-repeated="6"/>
          <table:table-cell table:number-columns-repeated="3"/>
          <table:table-cell table:style-name="ce3" table:number-columns-repeated="6"/>
          <table:table-cell table:number-columns-repeated="3"/>
          <table:table-cell table:style-name="ce3" table:number-columns-repeated="6"/>
          <table:table-cell table:number-columns-repeated="991"/>
        </table:table-row>
        <table:table-row table:style-name="ro1" table:number-rows-repeated="1048559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lt" fo:country="L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lt" fo:country="LT" style:letter-kerning="true" style:font-family-asian="'MS PMincho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00/00/00</text:date>, <text:time style:data-style-name="N2" text:time-value="12:32:20.64278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7:43:25</meta:creation-date>
    <dc:date>2014-06-05T12:37:45.129751000</dc:date>
    <meta:editing-duration>PT15H24M19S</meta:editing-duration>
    <meta:editing-cycles>15</meta:editing-cycles>
    <meta:generator>LibreOffice/4.2.4.2$MacOSX_X86_64 LibreOffice_project/63150712c6d317d27ce2db16eb94c2f3d7b699f8</meta:generator>
    <meta:document-statistic meta:table-count="1" meta:cell-count="22" meta:object-count="41"/>
  </office:meta>
</office:document-meta>
</file>